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" svg:font-family="Arial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0.94mm"/>
    </style:style>
    <style:style style:name="co2" style:family="table-column">
      <style:table-column-properties fo:break-before="auto" style:column-width="18.94mm"/>
    </style:style>
    <style:style style:name="co3" style:family="table-column">
      <style:table-column-properties fo:break-before="auto" style:column-width="150.02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git-diff-sta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rc/App.js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src/__api_tests__/graphql-api.j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rc/actions/__tests__/notifications-test.js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rc/actions/__tests__/product-type-selector.j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rc/actions/index.js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rc/actions/notifications.js</text:p>
          </table:table-cell>
        </table:table-row>
        <table:table-row table:style-name="ro1">
          <table:table-cell table:number-columns-repeated="2" office:value-type="float" office:value="24" calcext:value-type="float">
            <text:p>24</text:p>
          </table:table-cell>
          <table:table-cell office:value-type="string" calcext:value-type="string">
            <text:p>src/actions/product-type-selector.js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rc/actions/quick-quote.js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rc/actions/tracking.j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rc/actions/translation.j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rc/components/AlternatingSection/index.js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rc/components/Benefit/index.j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rc/components/CarouselWrapper/index.js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rc/components/Error/index.j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rc/components/ErrorMessage/index.j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rc/components/Header/Skeleton.j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rc/components/Header/index.j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rc/components/Hero/Skeleton.js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rc/components/Hero/index.js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rc/components/Inquiry/index.j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rc/components/LoadingMessage/index.js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rc/components/OptOutCookieLink/index.j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rc/components/PaymentMethodLogos/Skeleton.js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rc/components/PaymentMethodLogos/index.j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rc/components/PrintAreaSelector/Skeleton.js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rc/components/PrintAreaSelector/index.j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rc/components/ProductAddCard/index.j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rc/components/ProductTypeCard/Actions.js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src/components/ProductTypeCard/index.js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rc/components/ProductTypeDetail/Buttons/index.js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rc/components/ProductTypeDetail/Carousel/index.js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rc/components/ProductTypeDetail/Description/index.js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rc/components/ProductTypeDetail/Info/index.js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rc/components/ProductTypeDetail/Pricing/Overlay.js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rc/components/ProductTypeDetail/Pricing/index.js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rc/components/ProductTypeDetail/Sizing/index.j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rc/components/ProductTypeFilterList/Layout.js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rc/components/ProductTypeFilterList/Tag.js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rc/components/ProductTypeFilterList/index.js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rc/components/ProductTypeFilterOverlay/index.js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rc/components/RelatedProductType/index.j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rc/components/SearchResultsCount/Skeleton.j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rc/components/SearchResultsCount/index.js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rc/components/SeoMetaData/index.js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rc/components/SeoTextBlocks/Block.js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rc/components/SeoTextBlocks/Layout.js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rc/components/SeoTextBlocks/index.js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rc/components/ShippingCalculatorOverlay/index.j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rc/components/SocialMediaIcons/index.js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rc/components/Status/index.j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rc/components/layout/AlternatingLayout/index.j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rc/components/layout/AppLayout/index.j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rc/components/layout/ColumnLayout/index.j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rc/config/ab-test.js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rc/config/index.js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rc/configures.js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rc/containers/Benefits/index.js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rc/containers/CustomizeSetBannerCard/index.js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rc/containers/Error/index.js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rc/containers/ErrorBoundary/index.js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rc/containers/Form/GraphicServiceInquiry/form.j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rc/containers/Form/GraphicServiceInquiry/graphql/types.js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rc/containers/Form/GraphicServiceInquiry/index.js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rc/containers/Form/GraphicServiceInquiry/skeleton.js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rc/containers/Form/HelpInquiry/form.j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rc/containers/Form/HelpInquiry/graphql/types.js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rc/containers/Form/HelpInquiry/index.js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rc/containers/Form/HelpInquiry/skeleton.js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rc/containers/Form/NewsletterRegistration/form.j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rc/containers/Form/NewsletterRegistration/graphql/types.js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rc/containers/Form/NewsletterRegistration/index.js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rc/containers/Form/OfferInquiry/form.j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rc/containers/Form/OfferInquiry/graphql/types.js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rc/containers/Form/OfferInquiry/index.js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rc/containers/Form/OfferInquiry/skeleton.js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rc/containers/GraphicService/Cards/index.j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rc/containers/GraphicService/Cards/skeleton.js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rc/containers/GraphicService/Heading/index.j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rc/containers/GraphicService/Heading/skeleton.js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rc/containers/GraphicService/Inquiry/index.js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rc/containers/Header/index.js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rc/containers/Hero/index.js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rc/containers/Imprint/index.j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rc/containers/Inquiry/graphql/types.js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rc/containers/Inquiry/help.js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rc/containers/Inquiry/index.js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rc/containers/Inquiry/offer.js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rc/containers/MultiQuery/index.js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rc/containers/NewsletterBannerCard/index.js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rc/containers/NewsletterRegistration/index.js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rc/containers/Notifications/TimedNotification.js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rc/containers/Notifications/index.js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rc/containers/Pagination/index.js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rc/containers/PaymentMethodLogos/index.j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rc/containers/PrivacyPolicy/da.j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rc/containers/PrivacyPolicy/de.j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rc/containers/PrivacyPolicy/en.j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rc/containers/PrivacyPolicy/fi.j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rc/containers/PrivacyPolicy/fr.js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rc/containers/PrivacyPolicy/index.j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rc/containers/PrivacyPolicy/nl.j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rc/containers/PrivacyPolicy/no.j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rc/containers/PrivacyPolicy/sv.js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rc/containers/ProductTypeDetail/AppearancePicker/index.js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rc/containers/ProductTypeDetail/Carousel/graphql/product-type-set/types.js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rc/containers/ProductTypeDetail/Carousel/graphql/product-type/types.js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rc/containers/ProductTypeDetail/Carousel/index.js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rc/containers/ProductTypeDetail/Description/index.js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rc/containers/ProductTypeDetail/Footer/index.js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rc/containers/ProductTypeDetail/FooterRenderer/index.js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rc/containers/ProductTypeDetail/Navigation/index.j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rc/containers/ProductTypeDetail/Overview/graphql/product-type-set/types.j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rc/containers/ProductTypeDetail/Overview/graphql/product-type/types.js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rc/containers/ProductTypeDetail/Overview/index.js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rc/containers/ProductTypeDetail/Pricing/Container.js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rc/containers/ProductTypeDetail/Pricing/graphql/types.js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rc/containers/ProductTypeDetail/Pricing/index.j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rc/containers/ProductTypeDetail/Shipping/graphql/productType/types.js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rc/containers/ProductTypeDetail/Shipping/graphql/productTypeSet/types.js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rc/containers/ProductTypeDetail/Shipping/graphql/types.js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rc/containers/ProductTypeDetail/Shipping/index.js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rc/containers/ProductTypeDetail/Sizing/index.js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rc/containers/ProductTypeDetail/index.js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rc/containers/ProductTypeDetailPage/AppearancePicker/index.js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rc/containers/ProductTypeDetailPage/Carousel/graphql/product-type-set/types.js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rc/containers/ProductTypeDetailPage/Carousel/graphql/product-type/types.js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rc/containers/ProductTypeDetailPage/Carousel/index.js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rc/containers/ProductTypeDetailPage/Description/index.js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rc/containers/ProductTypeDetailPage/Navigation/index.j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rc/containers/ProductTypeDetailPage/Overview/graphql/product-type-set/types.j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rc/containers/ProductTypeDetailPage/Overview/graphql/product-type/types.js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src/containers/ProductTypeDetailPage/Overview/index.js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rc/containers/ProductTypeDetailPage/Pricing/Container.js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rc/containers/ProductTypeDetailPage/Pricing/graphql/types.js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rc/containers/ProductTypeDetailPage/Pricing/index.js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rc/containers/ProductTypeDetailPage/RelatedProductTypes/graphql/productType/types.js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rc/containers/ProductTypeDetailPage/RelatedProductTypes/graphql/productTypeSet/types.js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rc/containers/ProductTypeDetailPage/RelatedProductTypes/index.j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rc/containers/ProductTypeDetailPage/Shipping/graphql/productType/types.js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rc/containers/ProductTypeDetailPage/Shipping/graphql/productTypeSet/types.js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rc/containers/ProductTypeDetailPage/Shipping/graphql/types.js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rc/containers/ProductTypeDetailPage/Shipping/index.js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rc/containers/ProductTypeDetailPage/Sizing/index.js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rc/containers/ProductTypeList/ActiveFilters/index.js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rc/containers/ProductTypeList/AdvancedFilter/index.js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rc/containers/ProductTypeList/Breadcrumbs/index.js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rc/containers/ProductTypeList/CategoryList/index.js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rc/containers/ProductTypeList/CategorySelect/index.j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rc/containers/ProductTypeList/CategorySelect/transform.js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rc/containers/ProductTypeList/DepartmentFilter/index.js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rc/containers/ProductTypeList/FilterOverlay/index.js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rc/containers/ProductTypeList/List/index.js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rc/containers/ProductTypeList/Pagination/index.js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rc/containers/ProductTypeList/SearchResultsCount/index.js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rc/containers/ProductTypeSelector/ActiveFilters/index.js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rc/containers/ProductTypeSelector/CategoryNav/List.js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rc/containers/ProductTypeSelector/CategoryNav/ListItem.js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rc/containers/ProductTypeSelector/CategoryNav/index.js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rc/containers/ProductTypeSelector/CategorySelect/index.j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rc/containers/ProductTypeSelector/CategorySelect/transform.js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rc/containers/ProductTypeSelector/DepartmentFilter/index.js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rc/containers/ProductTypeSelector/FilterButton/index.js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rc/containers/ProductTypeSelector/FilterOverlay/index.js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rc/containers/ProductTypeSelector/List/ItemCard.js</text:p>
          </table:table-cell>
        </table:table-row>
        <table:table-row table:style-name="ro1">
          <table:table-cell table:number-columns-repeated="2" office:value-type="float" office:value="49" calcext:value-type="float">
            <text:p>49</text:p>
          </table:table-cell>
          <table:table-cell office:value-type="string" calcext:value-type="string">
            <text:p>src/containers/ProductTypeSelector/List/index.js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rc/containers/ProductTypeSelector/Pagination/index.js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rc/containers/ProductTypeSelector/SortOptions/index.js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rc/containers/ProductTypeSelector/index.j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rc/containers/QuickQuote/AddProductTypeButton/index.js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rc/containers/QuickQuote/AmountSelector/index.j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rc/containers/QuickQuote/ConditionalCard/index.js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rc/containers/QuickQuote/Footer/index.js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rc/containers/QuickQuote/PriceOverall/Blank.j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rc/containers/QuickQuote/PriceOverall/Route.js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rc/containers/QuickQuote/PriceOverall/graphql/productTypes/types.j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rc/containers/QuickQuote/PriceOverall/index.js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rc/containers/QuickQuote/PricePerItemInfo/Blank.j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rc/containers/QuickQuote/PricePerItemInfo/Route.js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rc/containers/QuickQuote/PricePerItemInfo/graphql/productType/types.j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rc/containers/QuickQuote/PricePerItemInfo/index.js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rc/containers/QuickQuote/PricePerItemSelector/graphql/productType/types.js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rc/containers/QuickQuote/PricePerItemSelector/index.js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rc/containers/QuickQuote/PrintAreaSlider/graphql/productType/types.js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rc/containers/QuickQuote/PrintAreaSlider/index.js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rc/containers/QuickQuote/ProductTypeCard/graphql/productType/types.js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rc/containers/QuickQuote/ProductTypeCard/index.js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rc/containers/QuickQuote/ProductTypeInfo/graphql/productTypes/types.js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rc/containers/QuickQuote/ProductTypeInfo/index.j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rc/containers/QuickQuote/ProductTypeSlider/graphql/productType/types.js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rc/containers/QuickQuote/ProductTypeSlider/index.js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rc/containers/QuickQuote/RelatedProductTypes/index.js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rc/containers/QuickQuote/Share/graphql/productTypes/types.js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rc/containers/QuickQuote/Share/index.js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rc/containers/QuickQuote/SharePage/index.js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rc/containers/QuickQuote/index.js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rc/containers/QuickQuote/utils/index.js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src/containers/RelatedProductTypes/Container.js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rc/containers/RelatedProductTypes/graphql/productType/types.js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rc/containers/RelatedProductTypes/graphql/productTypeSet/types.js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rc/containers/RelatedProductTypes/index.js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rc/containers/Responsive/OverlayDrawer/index.js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rc/containers/RouterLink/index.j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rc/containers/Routes/component-map.js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rc/containers/Routes/index.j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rc/containers/Routes/route-names.j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rc/containers/Routes/static-routes.js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rc/containers/SeoMetaData/graphql/types.js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rc/containers/SeoMetaData/index.js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rc/containers/SeoMetaData/transformer.js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rc/containers/SeoText/graphql/types.js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rc/containers/SeoText/index.js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rc/containers/SeoText/transformer.js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rc/containers/SharingList/index.js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rc/containers/ShippingCalculator/graphql/productType/types.js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rc/containers/ShippingCalculator/graphql/productTypeSet/types.js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rc/containers/ShippingCalculator/graphql/types.js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src/containers/ShippingCalculator/index.j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rc/containers/ShippingCalculator/transformer.js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rc/containers/ShippingCalculatorOverlay/graphql/types.js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rc/containers/ShippingCalculatorOverlay/index.j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rc/containers/ShippingCalculatorOverlay/transformer.js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rc/containers/Status/index.js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rc/containers/TranslationDispatcher/index.j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rc/decorators/injectErrorBoundary.js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rc/decorators/injectPageTracking.js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rc/decorators/injectProductSearchQuerySkip.js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rc/decorators/injectProductSearchQuerySkipFromProp.js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rc/decorators/injectTransformRouter.j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rc/exceptions/AppearanceNotFoundException.j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rc/exceptions/GraphQlMutationException.j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rc/exceptions/LinkGenerationException.j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rc/exceptions/__tests__/LinkGenerationException-test.j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rc/graphql/config-values-localized/types.j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rc/graphql/config-values/types.j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rc/graphql/discounts/types.j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rc/graphql/image-urls/types.j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rc/graphql/product-type-detail/product-type-set/preprocess.js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rc/graphql/product-type-detail/product-type-set/types.j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rc/graphql/product-type-detail/product-type/preprocess.js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rc/graphql/product-type-detail/product-type/types.j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rc/graphql/product-type-list/departments/types.js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src/graphql/product-type-list/product-type-search/preprocess.js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src/graphql/product-type-list/product-type-search/types.j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rc/graphql/product-type-list/sort-options/types.j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rc/graphql/routes/types.j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rc/graphql/shipping-countries/types.j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rc/graphql/translations/types.j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rc/index.j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rc/layouts/Alternating/index.j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rc/layouts/Base/index.j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rc/layouts/Default/index.j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rc/layouts/Full/index.j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rc/layouts/ResponsiveDefault/index.js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rc/layouts/SideBar/index.j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rc/layouts/Small/index.js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rc/pages/Error/index.j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rc/pages/GraphicService/index.js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rc/pages/Home/index.j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rc/pages/Imprint/index.j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rc/pages/Inquiry/index.j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rc/pages/PrivacyPolicy/index.j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rc/pages/ProductTypeDetail/index.js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rc/pages/ProductTypeDetail/transformer.js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rc/pages/ProductTypeList/index.js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rc/pages/ProductTypeList/transformer.j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rc/pages/ProductTypeSetDetail/index.js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rc/pages/ProductTypeSetDetail/transformer.js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rc/pages/QuickQuote/index.j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rc/pages/Status/index.js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rc/pages/UsaLandingPage/footer.j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rc/pages/UsaLandingPage/imprint.js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rc/pages/UsaLandingPage/index.j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rc/pages/UsaLandingPage/metaData.j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rc/pages/UsaLandingPage/privacyPolicy.js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rc/reducers/__tests__/notifications-test.js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rc/reducers/__tests__/product-type-selector-test.js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src/reducers/__tests__/quick-quote-test.j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rc/reducers/__tests__/tracking-test.js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rc/reducers/__tests__/translation-test.js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src/reducers/abTesting.js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rc/reducers/form.js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rc/reducers/index.j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rc/reducers/locale.js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rc/reducers/notifications.js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rc/reducers/product-type-selector.js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src/reducers/quick-quote.j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rc/reducers/tracking.j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rc/reducers/translation.js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rc/render-app.js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rc/render-error.js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rc/selectors/__tests__/quick-quote-test.js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rc/selectors/__tests__/routing-test.j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rc/selectors/__tests__/translation-test.js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rc/selectors/abTesting.j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rc/selectors/notifications.js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rc/selectors/product-type-selector.js</text:p>
          </table:table-cell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src/selectors/quick-quote.js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rc/selectors/routing.j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rc/selectors/translation.j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rc/services/authorization.j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rc/services/raygun.j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rc/styles/config/index.js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rc/utils/__tests__/i18n-test.js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rc/utils/__tests__/product-type-detail-test.j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rc/utils/config.js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rc/utils/discount.j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rc/utils/error-handler.js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rc/utils/graphql/__tests__/caching-test.js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rc/utils/graphql/authorization.js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rc/utils/graphql/caching.j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rc/utils/graphql/fetch.js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rc/utils/graphql/has-files.j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rc/utils/http.j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rc/utils/i18n.j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rc/utils/image.j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rc/utils/link-generators/__tests__/index-test.j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rc/utils/link-generators/__tests__/wizard-test.j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rc/utils/link-generators/index.js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rc/utils/link-generators/product-list.js</text:p>
          </table:table-cell>
        </table:table-row>
        <table:table-row table:style-name="ro1">
          <table:table-cell table:number-columns-repeated="2" office:value-type="float" office:value="18" calcext:value-type="float">
            <text:p>18</text:p>
          </table:table-cell>
          <table:table-cell office:value-type="string" calcext:value-type="string">
            <text:p>src/utils/link-generators/wizard.j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rc/utils/logger.js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rc/utils/message-queue/cache-clear-listener.js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rc/utils/product-list.j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rc/utils/product-type-detail.j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rc/utils/route-mapper.js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rc/utils/routing/__tests__/quick-quote-test.j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rc/utils/routing/index.js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rc/utils/routing/product-list.js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rc/utils/routing/quick-quote.j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rc/utils/tracking.js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rc/utils/transformers/__tests__/product-type-list-test.js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rc/utils/transformers/product-type-detail.js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src/utils/transformers/product-type-list.js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rc/utils/transformers/set-appearances.js</text:p>
          </table:table-cell>
        </table:table-row>
        <table:table-row table:style-name="ro1">
          <table:table-cell table:formula="of:=SUM([.A1:.A334])" office:value-type="float" office:value="4604" calcext:value-type="float">
            <text:p>4604</text:p>
          </table:table-cell>
          <table:table-cell table:formula="of:=SUM([.B1:.B334])" office:value-type="float" office:value="3873" calcext:value-type="float">
            <text:p>3873</text:p>
          </table:table-cell>
          <table:table-cell/>
        </table:table-row>
        <table:table-row table:style-name="ro1">
          <table:table-cell office:value-type="string" calcext:value-type="string">
            <text:p>lines added</text:p>
          </table:table-cell>
          <table:table-cell office:value-type="string" calcext:value-type="string">
            <text:p>lines removed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" svg:font-family="Arial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de" fo:country="DE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2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date>2019-10-22T19:06:43.425979973</dc:date>
    <meta:editing-duration>PT3M6S</meta:editing-duration>
    <meta:editing-cycles>1</meta:editing-cycles>
    <meta:document-statistic meta:table-count="1" meta:cell-count="1006" meta:object-count="0"/>
    <meta:generator>LibreOffice/6.3.2.2$Linux_X86_64 LibreOffice_project/30$Build-2</meta:generator>
  </office:meta>
</office:document-meta>
</file>